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3c4f2" officeooo:paragraph-rsid="0003c4f2"/>
    </style:style>
    <style:style style:name="P3" style:family="paragraph" style:parent-style-name="Text_20_body">
      <style:text-properties officeooo:paragraph-rsid="0003c4f2"/>
    </style:style>
    <style:style style:name="P4" style:family="paragraph" style:parent-style-name="Text_20_body">
      <style:text-properties officeooo:rsid="000501ef" officeooo:paragraph-rsid="000501ef"/>
    </style:style>
    <style:style style:name="P5" style:family="paragraph" style:parent-style-name="Text_20_body">
      <style:text-properties officeooo:paragraph-rsid="000501ef"/>
    </style:style>
    <style:style style:name="P6" style:family="paragraph" style:parent-style-name="Text_20_body">
      <style:text-properties officeooo:paragraph-rsid="0005b8af"/>
    </style:style>
    <style:style style:name="P7" style:family="paragraph" style:parent-style-name="Title">
      <style:text-properties officeooo:rsid="0003c4f2" officeooo:paragraph-rsid="0003c4f2"/>
    </style:style>
    <style:style style:name="P8" style:family="paragraph" style:parent-style-name="Subtitle">
      <style:text-properties officeooo:rsid="0003c4f2" officeooo:paragraph-rsid="0003c4f2"/>
    </style:style>
    <style:style style:name="P9" style:family="paragraph" style:parent-style-name="Text_20_body" style:list-style-name="L1">
      <style:text-properties officeooo:rsid="000501ef" officeooo:paragraph-rsid="000501ef"/>
    </style:style>
    <style:style style:name="P10" style:family="paragraph" style:parent-style-name="Text_20_body" style:list-style-name="L2">
      <style:text-properties officeooo:rsid="000501ef" officeooo:paragraph-rsid="000501ef"/>
    </style:style>
    <style:style style:name="P11" style:family="paragraph" style:parent-style-name="Text_20_body" style:list-style-name="L17"/>
    <style:style style:name="P12" style:family="paragraph" style:parent-style-name="Text_20_body" style:list-style-name="L18"/>
    <style:style style:name="P13" style:family="paragraph" style:parent-style-name="Text_20_body">
      <style:text-properties style:use-window-font-color="true" style:font-name="Liberation Serif"/>
    </style:style>
    <style:style style:name="P14" style:family="paragraph" style:parent-style-name="Text_20_body" style:list-style-name="L17">
      <style:text-properties style:use-window-font-color="true" style:font-name="Liberation Serif"/>
    </style:style>
    <style:style style:name="P15" style:family="paragraph" style:parent-style-name="Text_20_body" style:list-style-name="L19">
      <style:text-properties style:use-window-font-color="true" style:font-name="Liberation Serif"/>
    </style:style>
    <style:style style:name="P16" style:family="paragraph" style:parent-style-name="Text_20_body" style:list-style-name="L20">
      <style:text-properties style:use-window-font-color="true" style:font-name="Liberation Serif"/>
    </style:style>
    <style:style style:name="P17" style:family="paragraph" style:parent-style-name="Text_20_body" style:list-style-name="L21">
      <style:text-properties style:use-window-font-color="true" style:font-name="Liberation Serif"/>
    </style:style>
    <style:style style:name="P18" style:family="paragraph" style:parent-style-name="Text_20_body">
      <style:text-properties officeooo:paragraph-rsid="0011a4cf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2">
      <style:text-properties officeooo:rsid="000501ef" officeooo:paragraph-rsid="000501ef"/>
    </style:style>
    <style:style style:name="P21" style:family="paragraph" style:parent-style-name="Heading_20_2">
      <style:text-properties officeooo:rsid="0011a4cf" officeooo:paragraph-rsid="0011a4cf"/>
    </style:style>
    <style:style style:name="P22" style:family="paragraph" style:parent-style-name="Heading_20_1">
      <style:text-properties officeooo:rsid="000501ef" officeooo:paragraph-rsid="000501ef"/>
    </style:style>
    <style:style style:name="P23" style:family="paragraph" style:parent-style-name="Heading_20_1">
      <style:text-properties officeooo:rsid="0010b2d3" officeooo:paragraph-rsid="0010b2d3"/>
    </style:style>
    <style:style style:name="P24" style:family="paragraph" style:parent-style-name="Heading_20_1">
      <style:text-properties officeooo:rsid="0011a4cf" officeooo:paragraph-rsid="0011a4cf"/>
    </style:style>
    <style:style style:name="P25" style:family="paragraph" style:parent-style-name="Heading_20_1">
      <style:paragraph-properties fo:break-before="page"/>
      <style:text-properties officeooo:rsid="0003c4f2" officeooo:paragraph-rsid="0003c4f2"/>
    </style:style>
    <style:style style:name="P2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03c4f2"/>
    </style:style>
    <style:style style:name="T2" style:family="text">
      <style:text-properties officeooo:rsid="0005b8af"/>
    </style:style>
    <style:style style:name="T3" style:family="text">
      <style:text-properties fo:font-style="italic" officeooo:rsid="0005b8af" style:font-style-asian="italic" style:font-style-complex="italic"/>
    </style:style>
    <style:style style:name="T4" style:family="text">
      <style:text-properties fo:font-style="normal" officeooo:rsid="0005b8af" style:font-style-asian="normal" style:font-style-complex="normal"/>
    </style:style>
    <style:style style:name="T5" style:family="text">
      <style:text-properties fo:font-style="normal" officeooo:rsid="00077255" style:font-style-asian="normal" style:font-style-complex="normal"/>
    </style:style>
    <style:style style:name="T6" style:family="text">
      <style:text-properties fo:font-variant="normal" fo:text-transform="none" fo:letter-spacing="normal" officeooo:rsid="000ff23b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e67a9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ff23b"/>
    </style:style>
    <style:style style:name="T9" style:family="text">
      <style:text-properties fo:font-variant="normal" fo:text-transform="none" style:use-window-font-color="true" style:text-position="sub 58%" style:font-name="Liberation Serif" fo:font-size="12pt" fo:letter-spacing="normal" fo:font-style="normal" fo:font-weight="normal" officeooo:rsid="000e67a9"/>
    </style:style>
    <style:style style:name="T10" style:family="text">
      <style:text-properties officeooo:rsid="000ff23b"/>
    </style:style>
    <style:style style:name="T11" style:family="text">
      <style:text-properties officeooo:rsid="00109533"/>
    </style:style>
    <style:style style:name="T12" style:family="text">
      <style:text-properties style:use-window-font-color="true" style:font-name="Liberation Serif" officeooo:rsid="00077255"/>
    </style:style>
    <style:style style:name="T13" style:family="text">
      <style:text-properties style:use-window-font-color="true" style:font-name="Liberation Serif" fo:font-style="italic" officeooo:rsid="00092e83" style:font-style-asian="italic" style:font-style-complex="italic"/>
    </style:style>
    <style:style style:name="T14" style:family="text">
      <style:text-properties style:use-window-font-color="true" style:text-position="super 58%" style:font-name="Liberation Serif" fo:font-style="italic" officeooo:rsid="00092e83" style:font-style-asian="italic" style:font-style-complex="italic"/>
    </style:style>
    <style:style style:name="T15" style:family="text">
      <style:text-properties style:use-window-font-color="true" style:text-position="0% 100%" style:font-name="Liberation Serif" fo:font-style="italic" officeooo:rsid="00092e83" style:font-style-asian="italic" style:font-style-complex="italic"/>
    </style:style>
    <style:style style:name="T16" style:family="text">
      <style:text-properties style:use-window-font-color="true" style:text-position="0% 100%" style:font-name="Liberation Serif" fo:font-style="normal" officeooo:rsid="00092e83" style:font-style-asian="normal" style:font-style-complex="normal"/>
    </style:style>
    <style:style style:name="T17" style:family="text">
      <style:text-properties style:use-window-font-color="true" style:text-position="0% 100%" style:font-name="Liberation Serif" fo:font-style="normal" officeooo:rsid="000e67a9" style:font-style-asian="normal" style:font-style-complex="normal"/>
    </style:style>
    <style:style style:name="T18" style:family="text">
      <style:text-properties officeooo:rsid="0011a4cf"/>
    </style:style>
    <style:style style:name="T19" style:family="text">
      <style:text-properties fo:font-size="16pt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59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>Projektowanie Efektywnych Algorytmów</text:p>
      <text:p text:style-name="P2"/>
      <text:p text:style-name="P8">Projekt 1: Rozwiązanie problemu komiwojażera przy pomocy programowania dynamicznego i przeglądu zupełnego</text:p>
      <text:p text:style-name="P2"><draw:frame text:anchor-type="paragraph" draw:z-index="0" draw:name="Kształt1" draw:style-name="gr1" draw:text-style-name="P29" svg:width="5.531cm" svg:height="2.594cm" svg:x="11.943cm" svg:y="11.721cm"><draw:text-box><text:p text:style-name="P28"><text:span text:style-name="T19">Igor Kurek</text:span></text:p><text:p text:style-name="P28"><text:span text:style-name="T19">226004</text:span></text:p></draw:text-box></draw:frame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19">Spis treści</text:p>
          </text:index-title>
          <text:p text:style-name="P27"><text:a xlink:type="simple" xlink:href="#__RefHeading___Toc105_62636327" text:style-name="Index_20_Link" text:visited-style-name="Index_20_Link">1 Wstęp<text:tab/>3</text:a></text:p>
          <text:p text:style-name="P27"><text:a xlink:type="simple" xlink:href="#__RefHeading___Toc107_62636327" text:style-name="Index_20_Link" text:visited-style-name="Index_20_Link">2 Specyfikacja techniczna<text:tab/>3</text:a></text:p>
          <text:p text:style-name="P27"><text:a xlink:type="simple" xlink:href="#__RefHeading___Toc127_62636327" text:style-name="Index_20_Link" text:visited-style-name="Index_20_Link">3 Analiza problemu<text:tab/>3</text:a></text:p>
          <text:p text:style-name="P27"><text:a xlink:type="simple" xlink:href="#__RefHeading___Toc109_62636327" text:style-name="Index_20_Link" text:visited-style-name="Index_20_Link">4 Opis algorytmów<text:tab/>3</text:a></text:p>
          <text:p text:style-name="P26"><text:a xlink:type="simple" xlink:href="#__RefHeading___Toc111_62636327" text:style-name="Index_20_Link" text:visited-style-name="Index_20_Link">4.1 Przegląd zupełny<text:tab/>3</text:a></text:p>
          <text:p text:style-name="P26"><text:a xlink:type="simple" xlink:href="#__RefHeading___Toc113_62636327" text:style-name="Index_20_Link" text:visited-style-name="Index_20_Link">4.2 Programowanie dynamiczne<text:tab/>4</text:a></text:p>
        </text:index-body>
      </text:table-of-content>
      <text:p text:style-name="P2"/>
      <text:h text:style-name="P25" text:outline-level="1"><text:bookmark-start text:name="__RefHeading___Toc105_62636327"/>Wstęp<text:bookmark-end text:name="__RefHeading___Toc105_62636327"/></text:h>
      <text:p text:style-name="P3"><text:tab/><text:span text:style-name="T1">Celem projektu było wykonanie programu, wykorzystującego algorytmy programowania dynamicznego oraz przeglądu zupełnego do rozwiązania asynchronicznego problemu komiwojażera (ang. Asynchronous Travelling Salesman Problem).</text:span></text:p>
      <text:p text:style-name="P3"/>
      <text:h text:style-name="P22" text:outline-level="1"><text:bookmark-start text:name="__RefHeading___Toc107_62636327"/>Specyfikacja techniczna<text:bookmark-end text:name="__RefHeading___Toc107_62636327"/></text:h>
      <text:list xml:id="list3881795437" text:style-name="L1">
        <text:list-item>
          <text:p text:style-name="P9">Program wykonany został w wieloparadygmatowym języku programowania Rust</text:p>
        </text:list-item>
      </text:list>
      <text:list xml:id="list4154405455" text:style-name="L2">
        <text:list-item>
          <text:p text:style-name="P10">Struktury przechowujące dane alokowane są dynamicznie, zależnie od rozmiaru problemu</text:p>
        </text:list-item>
        <text:list-item>
          <text:p text:style-name="P10">Program posiada możliwość wczytywania danych z pliku, w celu weryfikacji poprawności</text:p>
        </text:list-item>
        <text:list-item>
          <text:p text:style-name="P10">Algorytmy zostały zaimplementowane zgodnie z paradygmatami programowania obiektowego</text:p>
        </text:list-item>
        <text:list-item>
          <text:p text:style-name="P10">Czas wykonania algorytmu mierzony był z dokładnością do nanosekund, przy wykorzystaniu bibliotek systemowych</text:p>
        </text:list-item>
      </text:list>
      <text:p text:style-name="P4"/>
      <text:h text:style-name="P23" text:outline-level="1"><text:bookmark-start text:name="__RefHeading___Toc127_62636327"/>Analiza problemu<text:bookmark-end text:name="__RefHeading___Toc127_62636327"/></text:h>
      <text:p text:style-name="P6"><text:tab/><text:span text:style-name="T2">Asynchroniczny problem komiwojażera należy do klasy problemów NP-trudnych. Jest to optymalizacyjny problem, rozwiązaniem którego jest znalezienie minimalnego cyklu Hamiltona (ścieżki prowadzącej przez wszystkie wierzchołki grafu, powracając na końcu do wierzchołka początkowego) w grafie pełnym ważonym. W wersji asynchronicznej, odległości pomiędzy wierzchołkami mogą dodatkowo zależeć także od kierunku przejścia pomiędzy nimi. Główną trudnością w rozwiązaniu problemu jest znacząca liczba możliwych kombinacji.</text:span></text:p>
      <text:p text:style-name="P6"/>
      <text:h text:style-name="P22" text:outline-level="1"><text:bookmark-start text:name="__RefHeading___Toc109_62636327"/>Opis algorytmów<text:bookmark-end text:name="__RefHeading___Toc109_62636327"/></text:h>
      <text:h text:style-name="P20" text:outline-level="2"><text:bookmark-start text:name="__RefHeading___Toc111_62636327"/>Przegląd zupełny<text:bookmark-end text:name="__RefHeading___Toc111_62636327"/></text:h>
      <text:p text:style-name="P5"><text:tab/><text:span text:style-name="T2">Algorytm przeglądu zupełnego (ang. brute force) polega na przeanalizowaniu wszystkich możliwych przypadków, oraz wybraniu tego o najlepszej wartości. Zaletą tego algorytmu jest pewność, że otrzymany wynik jest najlepszym rozwiązaniem problemu. Poważną jego wadą jest jednak złożoność czasową wynoszącą </text:span><text:span text:style-name="T3">O(n!)</text:span><text:span text:style-name="T4">, </text:span><text:span text:style-name="T5">co w praktyce czyni ten algorytm bezużytecznym dla większych zbiorów danych.</text:span></text:p>
      <text:h text:style-name="P20" text:outline-level="2"><text:bookmark-start text:name="__RefHeading___Toc113_62636327"/><text:soft-page-break/>Programowanie dynamiczne<text:bookmark-end text:name="__RefHeading___Toc113_62636327"/></text:h>
      <text:p text:style-name="Text_20_body"><text:tab/><text:span text:style-name="T12">Programowanie dynamiczne (ang. dynamic programming) jest metodą rozwiązywania złożonych problemów, poprzez rozbicie ich na zbiór podproblemów o mniejszej złożoności, przy założeniu, że każdy podproblem rozważany jest jedynie raz, a wynik jego analizy przechowywany jest do wykorzystania w późniejszych obliczeniach. Dla problemu komiwojażera, najlepszym algorytmem wykorzystującym tę metodę, jest algorytm Helda-Karpa, posiadający złożoność czasową </text:span><text:span text:style-name="T13">O(n</text:span><text:span text:style-name="T14">2</text:span><text:span text:style-name="T15"> * 2</text:span><text:span text:style-name="T14">n</text:span><text:span text:style-name="T15">)</text:span><text:span text:style-name="T16">. </text:span><text:span text:style-name="T17">J</text:span><text:span text:style-name="T16">ego wykonanie prezentuje się następująco:</text:span></text:p>
      <text:list xml:id="list3187731581" text:style-name="L17">
        <text:list-item>
          <text:p text:style-name="P11"><text:span text:style-name="Emphasis"><text:span text:style-name="T7">Określamy funkcję koszt(S, p), gdzie S jest zbiorem </text:span></text:span><text:span text:style-name="Emphasis"><text:span text:style-name="T8">wierzchołków</text:span></text:span><text:span text:style-name="Emphasis"><text:span text:style-name="T7">, a p punktem kończącym ścieżkę, w </text:span></text:span><text:span text:style-name="Emphasis"><text:span text:style-name="T8">następujący</text:span></text:span><text:span text:style-name="Emphasis"><text:span text:style-name="T7"> sposób:</text:span></text:span></text:p>
        </text:list-item>
      </text:list>
      <text:list xml:id="list3321355448" text:style-name="L18">
        <text:list-item>
          <text:p text:style-name="P12"><text:span text:style-name="Emphasis"><text:span text:style-name="T7">Jeżeli S = 1, to koszt(S, p) = wadze krawędzi określonej w macierzy jako d(</text:span></text:span><text:span text:style-name="Emphasis"><text:span text:style-name="T8">0, p</text:span></text:span><text:span text:style-name="Emphasis"><text:span text:style-name="T7">)</text:span></text:span></text:p>
        </text:list-item>
        <text:list-item>
          <text:p text:style-name="P12"><text:span text:style-name="Emphasis"><text:span text:style-name="T7">Jeżeli S &gt; 1, to koszt(S, p) = min</text:span></text:span><text:span text:style-name="Emphasis"><text:span text:style-name="T9">x </text:span></text:span><text:span text:style-name="Emphasis"><text:span text:style-name="T7">(koszt(S-{p}, x) + d(x, p))</text:span></text:span></text:p>
        </text:list-item>
      </text:list>
      <text:list xml:id="list32218563039497" text:continue-list="list3187731581" text:style-name="L17">
        <text:list-item>
          <text:p text:style-name="P14">Stosując ten algorytm, dla przykładowego zbioru czterech miast, w pierwszej iteracji otrzymamy:</text:p>
        </text:list-item>
      </text:list>
      <text:list xml:id="list838451423" text:style-name="L19">
        <text:list-item>
          <text:p text:style-name="P15"><text:span text:style-name="T10">koszt({1}, </text:span><text:span text:style-name="T6">1) = d(0, 1)</text:span></text:p>
        </text:list-item>
        <text:list-item>
          <text:p text:style-name="P15"><text:span text:style-name="T10">koszt({2}, </text:span><text:span text:style-name="T6">2) = d(0, 2)</text:span></text:p>
        </text:list-item>
        <text:list-item>
          <text:p text:style-name="P15"><text:span text:style-name="T10">koszt({3}, </text:span><text:span text:style-name="T6">3) = d(0, 3)</text:span></text:p>
        </text:list-item>
      </text:list>
      <text:list xml:id="list32218857446598" text:continue-list="list32218563039497" text:style-name="L17">
        <text:list-item>
          <text:p text:style-name="P14"><text:span text:style-name="T11">Następnie</text:span>, należy zacząć rozważać zbiory 2-elementowe, stosując ten sam wzór:</text:p>
        </text:list-item>
      </text:list>
      <text:list xml:id="list3083865456" text:style-name="L20">
        <text:list-item>
          <text:p text:style-name="P16">koszt({1, 2}, 1) = min(koszt({2}, 2) + d(2, 1))</text:p>
        </text:list-item>
        <text:list-item>
          <text:p text:style-name="P16">koszt({1, 2}, 2) = min(koszt({1}, 1) + d(1, 2))</text:p>
        </text:list-item>
        <text:list-item>
          <text:p text:style-name="P16">koszt({1, 3}, 1) = min(koszt({3}, 3) + d(3, 1))</text:p>
        </text:list-item>
        <text:list-item>
          <text:p text:style-name="P16">koszt({1, 3}, 3) = min(koszt({1}, 1) + d(1, 3))</text:p>
        </text:list-item>
        <text:list-item>
          <text:p text:style-name="P16">koszt({2, 3}, 2) = min(koszt({3}, 3) + d(3, 2))</text:p>
        </text:list-item>
        <text:list-item>
          <text:p text:style-name="P16">koszt({2, 3}, 3) = min(koszt({2}, 2) + d(2, 3))</text:p>
        </text:list-item>
      </text:list>
      <text:list xml:id="list32219906892145" text:continue-list="list32218857446598" text:style-name="L17">
        <text:list-item>
          <text:p text:style-name="P14">Kolejno, dla zbiorów 3-elementowych:</text:p>
        </text:list-item>
      </text:list>
      <text:list xml:id="list543578629" text:style-name="L21">
        <text:list-item>
          <text:p text:style-name="P17">koszt({1, 2, 3}, 1) = min(koszt({2, 3}, 2) + d(2, 1), koszt({2, 3}, 3) + d(3, 1))</text:p>
        </text:list-item>
        <text:list-item>
          <text:p text:style-name="P17">koszt({1, 2, 3}, 2) = min(koszt({1, 3}, 1) + d(1, 2), koszt({1, 3}, 3) + d(3, 2))</text:p>
        </text:list-item>
        <text:list-item>
          <text:p text:style-name="P17">koszt({1, 2, 3}, 3) = min(koszt({1, 2}, 1) + d(1, 3), koszt({1, 2}, 2) + d(2, 3))</text:p>
        </text:list-item>
      </text:list>
      <text:list xml:id="list32220049380569" text:continue-list="list32219906892145" text:style-name="L17">
        <text:list-item>
          <text:p text:style-name="P14">Zbiory 3-elementowe to maksymalne zbiory, ponieważ rozważamy 4 wierzchołki, z których jeden jest wierzchołkiem startowym. Możemy więc wyznaczyć wzór końcowy:</text:p>
          <text:p text:style-name="P14">min(koszt({1, 2, 3}, 1) + d(1, 0), koszt({1, 2, 3}, 2) + d(2, 0), koszt({1, 2, 3}, 3) + d(3, 0))</text:p>
        </text:list-item>
      </text:list>
      <text:p text:style-name="P13"><text:soft-page-break/>Obliczenie wartości otrzymanego wzoru pozwoli nam uzyskać wartość liczbową, reprezentującą minimalną wagę krawędzi, jakie tworzą cykl Hamiltona w zadanym grafie. <text:span text:style-name="T18">Następnie, należy przejść po kolejnych iteracjach algorytmu, w celu uzyskania kolejności wierzchołków wyznaczających najkrótszą ścieżkę.</text:span></text:p>
      <text:p text:style-name="P13"/>
      <text:h text:style-name="P24" text:outline-level="1">Implementacja algorytmów</text:h>
      <text:h text:style-name="P21" text:outline-level="2">Przegląd zupełny</text:h>
      <text:p text:style-name="P18">//<text:span text:style-name="T18">TODO</text:span></text:p>
      <text:h text:style-name="P21" text:outline-level="2">Programowanie dynamiczne</text:h>
      <text:p text:style-name="P18">//<text:span text:style-name="T18">TODO</text:span></text:p>
      <text:p text:style-name="P18"/>
      <text:h text:style-name="P24" text:outline-level="1">Wyniki pomiarów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Kurek</meta:initial-creator>
    <meta:creation-date>2017-11-01T02:00:30.028853388</meta:creation-date>
    <dc:date>2017-11-05T03:22:17.981301844</dc:date>
    <dc:creator>Igor Kurek</dc:creator>
    <meta:editing-duration>PT7M28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5" meta:paragraph-count="52" meta:word-count="608" meta:character-count="4188" meta:non-whitespace-character-count="3662"/>
  </office:meta>
</office:document-meta>
</file>